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fo:font-weight="normal" officeooo:rsid="014890ce" officeooo:paragraph-rsid="014890ce" style:font-weight-asian="normal" style:font-weight-complex="normal"/>
    </style:style>
    <style:style style:name="P4" style:family="paragraph" style:parent-style-name="Text_20_body" style:list-style-name="L6">
      <style:text-properties fo:font-weight="normal" officeooo:rsid="0148ee76" officeooo:paragraph-rsid="0148ee76" style:font-weight-asian="normal" style:font-weight-complex="normal"/>
    </style:style>
    <style:style style:name="P5" style:family="paragraph" style:parent-style-name="Text_20_body">
      <style:text-properties fo:font-weight="normal" officeooo:rsid="0148ee76" officeooo:paragraph-rsid="0148ee76" style:font-weight-asian="normal" style:font-weight-complex="normal"/>
    </style:style>
    <style:style style:name="P6" style:family="paragraph" style:parent-style-name="Text_20_body">
      <style:text-properties fo:font-weight="normal" officeooo:rsid="0149e903" officeooo:paragraph-rsid="0149e903" style:font-weight-asian="normal" style:font-weight-complex="normal"/>
    </style:style>
    <style:style style:name="P7" style:family="paragraph" style:parent-style-name="Text_20_body" style:list-style-name="L6">
      <style:text-properties fo:font-weight="normal" officeooo:rsid="014c7cd2" officeooo:paragraph-rsid="014c7cd2" style:font-weight-asian="normal" style:font-weight-complex="normal"/>
    </style:style>
    <style:style style:name="P8" style:family="paragraph" style:parent-style-name="Text_20_body">
      <style:text-properties fo:font-weight="normal" officeooo:rsid="014caad0" officeooo:paragraph-rsid="014caad0" style:font-weight-asian="normal" style:font-weight-complex="normal"/>
    </style:style>
    <style:style style:name="P9" style:family="paragraph" style:parent-style-name="Text_20_body" style:list-style-name="L7">
      <style:text-properties fo:font-weight="normal" officeooo:rsid="014caad0" officeooo:paragraph-rsid="014caad0" style:font-weight-asian="normal" style:font-weight-complex="normal"/>
    </style:style>
    <style:style style:name="P10" style:family="paragraph" style:parent-style-name="Text_20_body" style:list-style-name="L7">
      <style:text-properties fo:font-weight="normal" officeooo:rsid="014d0142" officeooo:paragraph-rsid="014d0142" style:font-weight-asian="normal" style:font-weight-complex="normal"/>
    </style:style>
    <style:style style:name="P11" style:family="paragraph" style:parent-style-name="Text_20_body" style:list-style-name="L7">
      <style:text-properties fo:font-weight="normal" officeooo:rsid="014d0142" officeooo:paragraph-rsid="014e8d1e" style:font-weight-asian="normal" style:font-weight-complex="normal"/>
    </style:style>
    <style:style style:name="P12" style:family="paragraph" style:parent-style-name="Text_20_body">
      <style:text-properties fo:font-weight="normal" officeooo:rsid="014d0142" officeooo:paragraph-rsid="014e8d1e" style:font-weight-asian="normal" style:font-weight-complex="normal"/>
    </style:style>
    <style:style style:name="P13" style:family="paragraph" style:parent-style-name="Text_20_body">
      <style:text-properties fo:font-weight="normal" officeooo:rsid="015499a6" officeooo:paragraph-rsid="015499a6" style:font-weight-asian="normal" style:font-weight-complex="normal"/>
    </style:style>
    <style:style style:name="P14" style:family="paragraph" style:parent-style-name="Text_20_body" style:list-style-name="L9">
      <style:text-properties fo:font-weight="normal" officeooo:rsid="015499a6" officeooo:paragraph-rsid="015499a6" style:font-weight-asian="normal" style:font-weight-complex="normal"/>
    </style:style>
    <style:style style:name="P15" style:family="paragraph" style:parent-style-name="Text_20_body">
      <style:text-properties fo:font-weight="normal" officeooo:rsid="015680b7" officeooo:paragraph-rsid="015680b7" style:font-weight-asian="normal" style:font-weight-complex="normal"/>
    </style:style>
    <style:style style:name="P16" style:family="paragraph" style:parent-style-name="Text_20_body" style:list-style-name="L10">
      <style:text-properties fo:font-weight="normal" officeooo:rsid="015680b7" officeooo:paragraph-rsid="015680b7" style:font-weight-asian="normal" style:font-weight-complex="normal"/>
    </style:style>
    <style:style style:name="P17" style:family="paragraph" style:parent-style-name="Text_20_body">
      <style:text-properties fo:font-weight="normal" officeooo:rsid="0157e142" officeooo:paragraph-rsid="0157e142" style:font-weight-asian="normal" style:font-weight-complex="normal"/>
    </style:style>
    <style:style style:name="P18" style:family="paragraph" style:parent-style-name="Text_20_body" style:list-style-name="L11">
      <style:text-properties fo:font-weight="normal" officeooo:rsid="0157e142" officeooo:paragraph-rsid="0157e142" style:font-weight-asian="normal" style:font-weight-complex="normal"/>
    </style:style>
    <style:style style:name="P19" style:family="paragraph" style:parent-style-name="Text_20_body">
      <style:text-properties fo:font-weight="normal" officeooo:rsid="0157e61d" officeooo:paragraph-rsid="0157e61d" style:font-weight-asian="normal" style:font-weight-complex="normal"/>
    </style:style>
    <style:style style:name="P20" style:family="paragraph" style:parent-style-name="Text_20_body" style:list-style-name="L12">
      <style:text-properties fo:font-weight="normal" officeooo:rsid="0157e61d" officeooo:paragraph-rsid="0157e61d" style:font-weight-asian="normal" style:font-weight-complex="normal"/>
    </style:style>
    <style:style style:name="P21" style:family="paragraph" style:parent-style-name="Text_20_body">
      <style:text-properties fo:font-weight="normal" officeooo:rsid="015a0398" officeooo:paragraph-rsid="015a0398" style:font-weight-asian="normal" style:font-weight-complex="normal"/>
    </style:style>
    <style:style style:name="P22" style:family="paragraph" style:parent-style-name="Text_20_body">
      <style:text-properties fo:font-weight="normal" officeooo:rsid="015d0a52" officeooo:paragraph-rsid="015d0a52" style:font-weight-asian="normal" style:font-weight-complex="normal"/>
    </style:style>
    <style:style style:name="P23" style:family="paragraph" style:parent-style-name="Text_20_body">
      <style:text-properties fo:font-weight="normal" officeooo:rsid="0160dfd5" officeooo:paragraph-rsid="0160dfd5" style:font-weight-asian="normal" style:font-weight-complex="normal"/>
    </style:style>
    <style:style style:name="P24" style:family="paragraph" style:parent-style-name="Text_20_body">
      <style:text-properties fo:font-weight="normal" officeooo:rsid="016675a5" officeooo:paragraph-rsid="0160dfd5" style:font-weight-asian="normal" style:font-weight-complex="normal"/>
    </style:style>
    <style:style style:name="P25" style:family="paragraph" style:parent-style-name="Text_20_body">
      <style:text-properties fo:font-weight="normal" officeooo:rsid="016675a5" officeooo:paragraph-rsid="016675a5" style:font-weight-asian="normal" style:font-weight-complex="normal"/>
    </style:style>
    <style:style style:name="P26" style:family="paragraph" style:parent-style-name="Text_20_body">
      <style:text-properties fo:font-weight="bold" officeooo:rsid="01518678" officeooo:paragraph-rsid="01518678" style:font-weight-asian="bold" style:font-weight-complex="bold"/>
    </style:style>
    <style:style style:name="P27" style:family="paragraph" style:parent-style-name="Citation">
      <style:text-properties officeooo:rsid="014e8d1e" officeooo:paragraph-rsid="014e8d1e"/>
    </style:style>
    <style:style style:name="P28" style:family="paragraph" style:parent-style-name="Citation" style:list-style-name="L8">
      <style:text-properties officeooo:rsid="014e8d1e" officeooo:paragraph-rsid="014e8d1e"/>
    </style:style>
    <style:style style:name="P29" style:family="paragraph" style:parent-style-name="Citation" style:list-style-name="L8"/>
    <style:style style:name="P30" style:family="paragraph" style:parent-style-name="Citation" style:list-style-name="L8">
      <style:text-properties officeooo:rsid="015019ae" officeooo:paragraph-rsid="015019ae"/>
    </style:style>
    <style:style style:name="P31" style:family="paragraph" style:parent-style-name="Citation">
      <style:text-properties officeooo:rsid="015019ae" officeooo:paragraph-rsid="015019ae"/>
    </style:style>
    <style:style style:name="P32" style:family="paragraph" style:parent-style-name="Citation">
      <style:text-properties officeooo:rsid="01511da2" officeooo:paragraph-rsid="01511da2"/>
    </style:style>
    <style:style style:name="P33" style:family="paragraph" style:parent-style-name="Title">
      <style:paragraph-properties fo:break-before="page"/>
    </style:style>
    <style:style style:name="T1" style:family="text">
      <style:text-properties fo:font-style="normal" style:font-style-asian="normal" style:font-style-complex="normal"/>
    </style:style>
    <style:style style:name="T2" style:family="text">
      <style:text-properties fo:font-style="normal" officeooo:rsid="0149e903" style:font-style-asian="normal" style:font-style-complex="normal"/>
    </style:style>
    <style:style style:name="T3" style:family="text">
      <style:text-properties fo:font-style="normal" officeooo:rsid="014b7104" style:font-style-asian="normal" style:font-style-complex="normal"/>
    </style:style>
    <style:style style:name="T4" style:family="text">
      <style:text-properties fo:font-style="normal" officeooo:rsid="014e8d1e" style:font-style-asian="normal" style:font-style-complex="normal"/>
    </style:style>
    <style:style style:name="T5" style:family="text">
      <style:text-properties fo:font-style="normal" officeooo:rsid="014f357c" style:font-style-asian="normal" style:font-style-complex="normal"/>
    </style:style>
    <style:style style:name="T6" style:family="text">
      <style:text-properties fo:font-style="normal" officeooo:rsid="0157e61d" style:font-style-asian="normal" style:font-style-complex="normal"/>
    </style:style>
    <style:style style:name="T7" style:family="text">
      <style:text-properties fo:font-style="normal" officeooo:rsid="0159106d" style:font-style-asian="normal" style:font-style-complex="normal"/>
    </style:style>
    <style:style style:name="T8" style:family="text">
      <style:text-properties fo:font-style="normal" officeooo:rsid="0162bc2a" style:font-style-asian="normal" style:font-style-complex="normal"/>
    </style:style>
    <style:style style:name="T9" style:family="text">
      <style:text-properties fo:font-style="normal" officeooo:rsid="016529af" style:font-style-asian="normal" style:font-style-complex="normal"/>
    </style:style>
    <style:style style:name="T10" style:family="text">
      <style:text-properties fo:font-style="normal" fo:font-weight="bold" officeooo:rsid="014890ce" style:font-style-asian="normal" style:font-weight-asian="bold" style:font-style-complex="normal" style:font-weight-complex="bold"/>
    </style:style>
    <style:style style:name="T11" style:family="text">
      <style:text-properties fo:font-style="italic" style:font-style-asian="italic" style:font-style-complex="italic"/>
    </style:style>
    <style:style style:name="T12" style:family="text">
      <style:text-properties officeooo:rsid="014e8d1e"/>
    </style:style>
    <style:style style:name="T13" style:family="text">
      <style:text-properties officeooo:rsid="0155b68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La démarche scientifique</text:p>
      <text:h text:style-name="Heading_20_1" text:outline-level="1"><text:span text:style-name="T10"/></text:h>
      <text:h text:style-name="Heading_20_2" text:outline-level="2">Adopter une posture réflexive et critique sur son objet de recherche</text:h>
      <text:p text:style-name="P3"><text:span text:style-name="T1">Les sciences sociales semblent s’intéresser uniquement aux problèmes, cela dit tous les sujets sont intéressant à traiter. Tout est source d’intérêt, qu’il y ait un problème ou non.</text:span></text:p>
      <text:p text:style-name="P3"><text:span text:style-name="T1">Mais il y a une différence à faire entre un sujet et un objet de recherche. Le savoir scientifique se construit méthodiquement contre l’illusion du savoir immédiat car ce dernier est celui que chacun détient du fait d’être en lien avec la réalité qui l’entoure. Il faut donc déconstruire les catégories de pensées de la vie courante pour réintroduire le phénomène dans le cadre souhaité.</text:span></text:p>
      <text:p text:style-name="P3"><text:span text:style-name="T1"/></text:p>
      <text:list xml:id="list6251671792806099764" text:style-name="L6">
        <text:list-item>
          <text:p text:style-name="P4"><text:span text:style-name="T1">Essayer de comprendre comment s’opère le cheminement de la pensée du sens commun au sens scientifique. Bourdieu parle d’objectivation immédiate que l’on a sur le phénomène étudié. Il faut créer une distance à l’égard de soi-même face à l’objet d’étude.</text:span></text:p>
          <text:p text:style-name="P4"><text:span text:style-name="T1">Cela revient à analyser la position du chercheur au moment o^celui-ci construit son objet de recherche.</text:span></text:p>
        </text:list-item>
        <text:list-item>
          <text:p text:style-name="P4"><text:span text:style-name="T1">Effort de réflexivité. Effort de réflexion sur le choix de l’objet d’étude.</text:span></text:p>
          <text:p text:style-name="P4"><text:span text:style-name="T1">Il apparaît souvent que le choix du sujet d’étude est lié à une expérience vécue, personnelle.</text:span></text:p>
          <text:p text:style-name="P4"><text:span text:style-name="T1">Parfois, le choix d’étude est moins explicable, </text:span><text:span text:style-name="T2">plus spontanée</text:span><text:span text:style-name="T1">. Cela-dit, ce n’est pas dû au hasard qui n’existe pas en sociologie. Les goûts sont socialement construits tout comme un certain nombre d’autres choses (façon de pensée, agir, etc). <text:s/></text:span><text:span text:style-name="T2">Un choix spontanée est plus généralement dû à une construction sociale.</text:span></text:p>
          <text:list>
            <text:list-item>
              <text:p text:style-name="P7"><text:span text:style-name="T2">C</text:span><text:span text:style-name="T1">omprendre le choix de l’objet d’étude</text:span></text:p>
            </text:list-item>
            <text:list-item>
              <text:p text:style-name="P7"><text:span text:style-name="T2">N</text:span><text:span text:style-name="T1">eutralisation des jugements de valeur</text:span></text:p>
            </text:list-item>
            <text:list-item>
              <text:p text:style-name="P7"><text:span text:style-name="T1">Se dégager des catégories de pensée de la vie courante</text:span></text:p>
            </text:list-item>
          </text:list>
        </text:list-item>
      </text:list>
      <text:p text:style-name="P5"><text:span text:style-name="T1"/></text:p>
      <text:p text:style-name="P6"><text:span text:style-name="T1">Il arrive bien souvent que les chercheurs se cachent derrière l’intérêt scientifique de l’objet d’étude. Ne pas faire cette introspection équivaux à prendre un risque de </text:span><text:soft-page-break/><text:span text:style-name="T1">porter un regard normatif sur le fait social qu’on veut étudier, soit une baisse notable de qualité de la recherche.</text:span></text:p>
      <text:p text:style-name="P6"><text:span text:style-name="T1">La démarche scientifique doit avoir une neutralité axiologique, soit une neutralité de valeur (pas de jugement de valeur). </text:span><text:span text:style-name="T3">Il n’est pas question de donner son opinion mais bien d’analyser une réalité sociale.</text:span></text:p>
      <text:p text:style-name="P8"><text:span text:style-name="T3">É</text:span><text:span text:style-name="T1">milie Durkeim a écrit un ouvrage en 1895 qui s’appelle </text:span><text:span text:style-name="T11">Les règles de la méthode sociologique,</text:span><text:span text:style-name="T1"> dans lequel il décrit les principes fondateurs de la méthode sociologique :</text:span></text:p>
      <text:list xml:id="list7121453580380857974" text:style-name="L7">
        <text:list-item>
          <text:p text:style-name="P9"><text:span text:style-name="T1">Les faits sociaux sont des choses. Cela signifie qu’il faut prendre de la distance avec ce qui est observé</text:span></text:p>
        </text:list-item>
        <text:list-item>
          <text:p text:style-name="P9"><text:span text:style-name="T1">Refus de considérer le social comme transparent et immédiatement intelligible.</text:span></text:p>
        </text:list-item>
        <text:list-item>
          <text:p text:style-name="P9"><text:span text:style-name="T1">Il faut déconstruire la langue de tous les jours, de la vie courante. Les notions de la vie quotidienne = les prénotions doivent être traitée avec méfiance.</text:span></text:p>
        </text:list-item>
        <text:list-item>
          <text:p text:style-name="P10"><text:span text:style-name="T1">Il faut isoler et définir finement la catégorie des faits que l’on se propose d’étudier. Normal = moyenne ; Abscence de crime = pathologie. Inversion du regard sur la réalité sociale.</text:span></text:p>
          <text:p text:style-name="P11"><text:span text:style-name="T1">Le travail de définition est double : interroger les catégories du sens commun à la lumière des catégories savantes développées dans la réalité scientifique.</text:span></text:p>
        </text:list-item>
      </text:list>
      <text:p text:style-name="P12"><text:span text:style-name="T1"/></text:p>
      <text:p text:style-name="P12"><text:span text:style-name="T1">Ex</text:span><text:span text:style-name="T4">emple</text:span><text:span text:style-name="T1"> : </text:span><text:span text:style-name="T4">Analyse de la pauvreté </text:span><text:span text:style-name="T5">(</text:span><text:span text:style-name="T4">de Serge Paugam</text:span><text:span text:style-name="T5">)</text:span></text:p>
      <text:p text:style-name="P27"/>
      <text:list xml:id="list1186026831726261470" text:style-name="L8">
        <text:list-item>
          <text:p text:style-name="P29"><text:span text:style-name="T12">L</text:span>a pauvreté d’un riche parisien n’est pas la même que celle des classes moyenne ou même, celle d’un pays en développement.</text:p>
        </text:list-item>
        <text:list-item>
          <text:p text:style-name="P28">Un sociologue commencerait à tenter de dénombrer cette pauvreté</text:p>
          <text:p text:style-name="P28">Mais ce n’est pas objectif.</text:p>
        </text:list-item>
        <text:list-item>
          <text:p text:style-name="P30">SP va contourner l’obstacle en intégrant un critère d’acceptabilité, d’intégration, concernant un critère collectif.</text:p>
        </text:list-item>
      </text:list>
      <text:p text:style-name="P31"/>
      <text:p text:style-name="P32">Les mots de la langue courante sont des critères d’analyse.</text:p>
      <text:p text:style-name="Text_20_body"/>
      <text:p text:style-name="P26">La problématisation</text:p>
      <text:p text:style-name="P13">Le plus difficile est de poser la bonne question. Levy Strauss : « le savant, c’est celui qui pose les bonnes questions ».</text:p>
      <text:p text:style-name="P13">Pour bien problématiser, il faut mettre en énigme ce qui parait normal. Cette mise en énigme va être décomposé en plusieurs étapes :</text:p>
      <text:list xml:id="list4891120374170998171" text:style-name="L9">
        <text:list-item>
          <text:p text:style-name="P14"><text:soft-page-break/>Il faut s’emparer d’une croyance, d’un constat partagé par tous sur le sujet,</text:p>
        </text:list-item>
        <text:list-item>
          <text:p text:style-name="P14">On en tire une série de déductions évidentes ou énoncés prédictifs,</text:p>
        </text:list-item>
        <text:list-item>
          <text:p text:style-name="P14">Faire apparaître un ou plusieurs éléments empiriques qui contredisent ces prédictions</text:p>
        </text:list-item>
        <text:list-item>
          <text:p text:style-name="P14">Se demander comment, si les croyances partagées ou constats partagés par tous sont <text:span text:style-name="T13">v</text:span>rais, il existe pourtant des éléments empiriques ?</text:p>
        </text:list-item>
      </text:list>
      <text:p text:style-name="P13"/>
      <text:p text:style-name="P15">Exemple :</text:p>
      <text:p text:style-name="P15">La mise en énigme qu’Émile Durkeim va appliquer dans le <text:span text:style-name="T11">suicide.</text:span></text:p>
      <text:list xml:id="list1970370244946002160" text:style-name="L10">
        <text:list-item>
          <text:p text:style-name="P16"><text:span text:style-name="T1">On dit que le suicide est un acte personnel, imprévisible et dont les raisons sont intimes, relatives à la psychologie de chacun.</text:span></text:p>
        </text:list-item>
        <text:list-item>
          <text:p text:style-name="P16"><text:span text:style-name="T1">Il faut donc s’attendre à ce que le taux de suicide varie de manière aléatoire d’une année sur l’autre ou selon les pays.</text:span></text:p>
        </text:list-item>
        <text:list-item>
          <text:p text:style-name="P16"><text:span text:style-name="T1">(2) est faux car on observe une certaine régularité. Donc acte non personnel ?</text:span></text:p>
        </text:list-item>
        <text:list-item>
          <text:p text:style-name="P16"><text:span text:style-name="T1">Une telle régularité n’est-elle pas surprenante ?</text:span></text:p>
        </text:list-item>
      </text:list>
      <text:p text:style-name="P15"><text:span text:style-name="T1"/></text:p>
      <text:p text:style-name="P17"><text:span text:style-name="T1">Toute les étapes de la mise en énigme sont nécessaire pour la problématisation, elles permettent d’éviter deux mauvais types de questions :</text:span></text:p>
      <text:list xml:id="list622434408025855894" text:style-name="L11">
        <text:list-item>
          <text:p text:style-name="P18"><text:span text:style-name="T1">Les questions scolastiques : des questions profondes sur le fondement des mécanismes sociaux mais seulement en apparence car sans enjeux. Soit la soit la sociologie ne peut pas y répondre, soit les principes fondateurs de la discipline y répondent par avance.</text:span></text:p>
        </text:list-item>
        <text:list-item>
          <text:p text:style-name="P18"><text:span text:style-name="T1">Les questions descriptives : interrogations techniques </text:span><text:span text:style-name="T6">ou factuelles. Ces questions ne soulèvent pas de véritables problèmes.</text:span></text:p>
        </text:list-item>
      </text:list>
      <text:p text:style-name="P17"><text:span text:style-name="T6"/></text:p>
      <text:p text:style-name="P19"><text:span text:style-name="T1">Comment tenir une bonne problématique : plusieurs tests de validité scientifique.</text:span></text:p>
      <text:list xml:id="list7880691669336859095" text:style-name="L12">
        <text:list-item>
          <text:p text:style-name="P20"><text:span text:style-name="T1">Test de l’empiricité nécessaire</text:span></text:p>
          <text:p text:style-name="P20"><text:span text:style-name="T1">Ce test permet d’écarter les question scolastiques. Si la question n’a pas de données nouvelles, nouvelles, elle n’est pas intéressante. De même si d’autres études y ont déjà répondu.</text:span></text:p>
        </text:list-item>
        <text:list-item>
          <text:p text:style-name="P20"><text:span text:style-name="T1">Le test de l’unicité : la bonne question de recherche est unique. Les questions descriptives sont neutres.</text:span></text:p>
        </text:list-item>
        <text:list-item>
          <text:p text:style-name="P20"><text:span text:style-name="T1">Test du refus de l’exhaustivité : permet d’écarter les questions descriptives. L’exhaustivité est un leurre qui est impossible à atteindre.</text:span></text:p>
        </text:list-item>
      </text:list>
      <text:p text:style-name="P21"><text:soft-page-break/><text:span text:style-name="T7">C</text:span><text:span text:style-name="T1">réation d’un nouveau plan analytique ou la contradiction au sens commun observée au plan empirique ne…</text:span></text:p>
      <text:p text:style-name="P22"><text:span text:style-name="T1">Principe de symétrie de l’explication : on ne peut pas expliquer un fait par une chose et expliquer son contraire avec des critères différents. Il faut rester dans le même domaine d’analyse.</text:span></text:p>
      <text:p text:style-name="P23"><text:span text:style-name="T1">Le sens commun a tendance à naturaliser les faits sociaux en donnant des faits psychologie et </text:span><text:span text:style-name="T8">b</text:span><text:span text:style-name="T1">iologie </text:span><text:span text:style-name="T9">(les filles jouent à la poupée parce qu’elles sont douces).</text:span></text:p>
      <text:p text:style-name="P25"><text:span text:style-name="T9">I</text:span><text:span text:style-name="T1">l est donc important de ruiner les évidences et préjugés qu’on a sur les fait sociaux.</text:span></text:p>
      <text:p text:style-name="P2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punctuation-wrap="simple">
        <style:tab-stops/>
      </style:paragraph-properties>
      <style:text-properties fo:font-size="10.5pt" officeooo:rsid="00e8cdb4"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3</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19T11:57:11.184000000</dc:date>
    <meta:editing-duration>PT14H22M32S</meta:editing-duration>
    <meta:editing-cycles>313</meta:editing-cycles>
    <meta:generator>LibreOffice/5.1.1.3$Windows_x86 LibreOffice_project/89f508ef3ecebd2cfb8e1def0f0ba9a803b88a6d</meta:generator>
    <meta:document-statistic meta:table-count="0" meta:image-count="0" meta:object-count="0" meta:page-count="4" meta:paragraph-count="53" meta:word-count="1013" meta:character-count="6198" meta:non-whitespace-character-count="5263"/>
  </office:meta>
</office:document-meta>
</file>